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09e00"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068926" officeooo:paragraph-rsid="00109e00"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109e00" officeooo:paragraph-rsid="00109e00" style:font-size-asian="16pt" style:font-weight-asian="bold" style:font-size-complex="16pt" style:font-weight-complex="bold"/>
    </style:style>
    <style:style style:name="P4" style:family="paragraph" style:parent-style-name="Standard">
      <style:text-properties style:font-name="Gabriola" fo:font-size="12pt" fo:font-weight="normal" officeooo:rsid="00068926" officeooo:paragraph-rsid="00109e0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Gabriola" fo:font-size="12pt" fo:font-weight="normal" officeooo:rsid="0007413f" officeooo:paragraph-rsid="001258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Gabriola" fo:font-size="12pt" fo:font-weight="normal" officeooo:rsid="001258f8" officeooo:paragraph-rsid="001258f8" style:font-size-asian="10.5pt" style:font-weight-asian="normal" style:font-size-complex="12pt" style:font-weight-complex="normal"/>
    </style:style>
    <style:style style:name="P7" style:family="paragraph" style:parent-style-name="Standard">
      <style:text-properties style:font-name="Gabriola" fo:font-size="12pt" fo:font-weight="normal" officeooo:rsid="0015d1de" officeooo:paragraph-rsid="0015d1de" style:font-size-asian="10.5pt" style:font-weight-asian="normal" style:font-size-complex="12pt" style:font-weight-complex="normal"/>
    </style:style>
    <style:style style:name="P8" style:family="paragraph" style:parent-style-name="Standard">
      <style:text-properties style:font-name="Gabriola" fo:font-size="12pt" fo:font-weight="normal" officeooo:rsid="0014ce84" officeooo:paragraph-rsid="0014ce84"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Gabriola" fo:font-size="12pt" fo:font-weight="bold" officeooo:rsid="00068926" officeooo:paragraph-rsid="00109e00" style:font-size-asian="12pt" style:font-weight-asian="bold" style:font-size-complex="12pt" style:font-weight-complex="bold"/>
    </style:style>
    <style:style style:name="P10" style:family="paragraph" style:parent-style-name="Standard">
      <style:text-properties style:font-name="Gabriola" fo:font-size="12pt" fo:font-weight="bold" officeooo:rsid="0007413f" officeooo:paragraph-rsid="00109e00"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Gabriola" fo:font-size="12pt" fo:font-weight="bold" officeooo:rsid="0007413f" officeooo:paragraph-rsid="00109e00"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Gabriola" fo:font-size="12pt" fo:font-weight="bold" officeooo:rsid="00109e00" officeooo:paragraph-rsid="00109e00" style:font-size-asian="12pt" style:font-weight-asian="bold" style:font-size-complex="12pt" style:font-weight-complex="bold"/>
    </style:style>
    <style:style style:name="P13" style:family="paragraph" style:parent-style-name="Standard">
      <style:text-properties style:font-name="Gabriola" fo:font-size="12pt" fo:font-weight="bold" officeooo:rsid="0015f2fe" officeooo:paragraph-rsid="0015f2fe" style:font-size-asian="12pt" style:font-weight-asian="bold" style:font-size-complex="12pt" style:font-weight-complex="bold"/>
    </style:style>
    <style:style style:name="P14" style:family="paragraph" style:parent-style-name="Standard">
      <style:text-properties officeooo:rsid="00072ba0" officeooo:paragraph-rsid="0014ce84"/>
    </style:style>
    <style:style style:name="P15" style:family="paragraph" style:parent-style-name="Standard">
      <style:text-properties officeooo:rsid="0015d1de" officeooo:paragraph-rsid="0015d1de"/>
    </style:style>
    <style:style style:name="T1" style:family="text">
      <style:text-properties officeooo:rsid="00109e00"/>
    </style:style>
    <style:style style:name="T2" style:family="text">
      <style:text-properties officeooo:rsid="001cd5d6"/>
    </style:style>
    <style:style style:name="T3" style:family="text">
      <style:text-properties style:font-name="Gabriola" fo:font-size="12pt" fo:font-weight="normal" style:font-size-asian="10.5pt" style:font-weight-asian="normal" style:font-size-complex="12pt" style:font-weight-complex="normal"/>
    </style:style>
    <style:style style:name="T4" style:family="text">
      <style:text-properties style:font-name="Gabriola" fo:font-size="12pt" fo:font-weight="normal" officeooo:rsid="0007413f" style:font-size-asian="10.5pt" style:font-weight-asian="normal" style:font-size-complex="12pt" style:font-weight-complex="normal"/>
    </style:style>
    <style:style style:name="T5" style:family="text">
      <style:text-properties style:font-name="Gabriola" fo:font-size="12pt" fo:font-weight="normal" officeooo:rsid="001cd5d6" style:font-size-asian="10.5pt" style:font-weight-asian="normal" style:font-size-complex="12pt" style:font-weight-complex="normal"/>
    </style:style>
    <style:style style:name="T6" style:family="text">
      <style:text-properties style:font-name="Gabriola" fo:font-size="12pt" fo:font-weight="normal" officeooo:rsid="00146668" style:font-size-asian="10.5pt" style:font-weight-asian="normal" style:font-size-complex="12pt" style:font-weight-complex="normal"/>
    </style:style>
    <style:style style:name="T7" style:family="text">
      <style:text-properties style:font-name="Gabriola" fo:font-size="12pt" fo:font-weight="normal" officeooo:rsid="001437c8" style:font-size-asian="10.5pt" style:font-weight-asian="normal" style:font-size-complex="12pt" style:font-weight-complex="normal"/>
    </style:style>
    <style:style style:name="T8" style:family="text">
      <style:text-properties style:font-name="Gabriola" fo:font-size="12pt" fo:font-weight="normal" officeooo:rsid="0014ce84" style:font-size-asian="10.5pt" style:font-weight-asian="normal" style:font-size-complex="12pt" style:font-weight-complex="normal"/>
    </style:style>
    <style:style style:name="T9" style:family="text">
      <style:text-properties style:font-name="Gabriola" fo:font-size="12pt" fo:font-weight="normal" officeooo:rsid="0015d1de" style:font-size-asian="10.5pt" style:font-weight-asian="normal" style:font-size-complex="12pt" style:font-weight-complex="normal"/>
    </style:style>
    <style:style style:name="T10" style:family="text">
      <style:text-properties style:font-name="Gabriola" fo:font-size="12pt" fo:font-weight="normal" officeooo:rsid="0015f2fe" style:font-size-asian="10.5pt" style:font-weight-asian="normal" style:font-size-complex="12pt" style:font-weight-complex="normal"/>
    </style:style>
    <style:style style:name="T11" style:family="text">
      <style:text-properties style:font-name="Gabriola" fo:font-size="15pt" fo:font-weight="bold" style:font-size-asian="15pt" style:font-weight-asian="bold" style:font-size-complex="15pt" style:font-weight-complex="bold"/>
    </style:style>
    <style:style style:name="T12" style:family="text">
      <style:text-properties style:font-name="Gabriola" fo:font-size="15pt" fo:font-weight="bold" officeooo:rsid="00068926" style:font-size-asian="15pt" style:font-weight-asian="bold" style:font-size-complex="15pt" style:font-weight-complex="bold"/>
    </style:style>
    <style:style style:name="T13" style:family="text">
      <style:text-properties fo:font-weight="bold" style:font-weight-asian="bold" style:font-weight-complex="bold"/>
    </style:style>
    <style:style style:name="T14" style:family="text">
      <style:text-properties fo:font-weight="bold" officeooo:rsid="0014ce84" style:font-weight-asian="bold" style:font-weight-complex="bold"/>
    </style:style>
    <style:style style:name="T15" style:family="text">
      <style:text-properties officeooo:rsid="00072ba0"/>
    </style:style>
    <style:style style:name="T16" style:family="text">
      <style:text-properties style:font-size-asian="12pt"/>
    </style:style>
    <style:style style:name="T17" style:family="text">
      <style:text-properties officeooo:rsid="00072ba0" style:font-size-asian="12pt"/>
    </style:style>
    <style:style style:name="T18" style:family="text">
      <style:text-properties officeooo:rsid="00194f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Après des années d'entraînement </text:span><text:span text:style-name="T4">et d'érudition</text:span><text:span text:style-name="T3">, tu es dorénavant un </text:span><text:span text:style-name="T7">Enchanteur, capable de Graver des dessins sur des objets pour pouvoir les réutiliser ensuite. </text:span><text:span text:style-name="T5">S</text:span><text:span text:style-name="T7">eul un Enchanteur peut utiliser un objet enchanté, </text:span><text:span text:style-name="T6">et ce, </text:span><text:span text:style-name="T7">seulement si il a une affinité avec le même plan subnature</text:span><text:span text:style-name="T8">l. Graver un objet prend environ 30secondes de concentration et demande de dessiner plusieurs fois le même sort. Ensuite, l'Enchanteur peut utiliser l'objet gravé, qu'il doit avoir en contact avec lui pour lancer ce dessin, avec les mêmes contraintes que les deux autres classes, selon si la gravure est lourde </text:span><text:span text:style-name="T9">(similaire au Lesteplume) </text:span><text:span text:style-name="T8">ou légère </text:span><text:span text:style-name="T9">(semblable à l'Invocateur).</text:span></text:p>
      <text:p text:style-name="P7"/>
      <text:p text:style-name="P15"><text:span text:style-name="T9">A </text:span><text:span text:style-name="T3">défaut de pouvoir </text:span><text:span text:style-name="T10">dessiner</text:span><text:span text:style-name="T3"> des sorts très variés en un court intervalle de temps, l'Enchanteur s'adapte très bien à toute situation, qu'elle demande rapidité, ou complexité et puissance. C'est un véritable stratège qui passe souvent ses temps calmes à re-graver son arsenal d'objets magiques pour l'adapter aux situations à venir.</text:span></text:p>
      <text:p text:style-name="P8"/>
      <text:p text:style-name="P14"><text:span text:style-name="T12">MICA de ton Dessin selon </text:span><text:span text:style-name="T11">ton niveau </text:span></text:p>
      <text:p text:style-name="P12">Gravure légère <text:s text:c="142"/>Gravure lourde</text:p>
      <text:p text:style-name="P5"><text:span text:style-name="T13">Temps de dessin </text:span><text:span text:style-name="T14">et durée du dessin</text:span></text:p>
      <text:p text:style-name="P6">1/2 tour<text:span text:style-name="T17"> <text:s text:c="153"/></text:span><text:span text:style-name="T16">2 tours</text:span><text:span text:style-name="T17"> <text:s text:c="132"/></text:span></text:p>
      <text:p text:style-name="P9"><text:span text:style-name="T1">N</text:span>iveau <text:span text:style-name="T15">Compétent</text:span> </text:p>
      <text:p text:style-name="P12"/>
      <text:p text:style-name="P4">Mouvement : <text:span text:style-name="T18">1 <text:s text:c="140"/></text:span>Mouvement : <text:span text:style-name="T15">2</text:span></text:p>
      <text:p text:style-name="P4">Intensité : <text:span text:style-name="T2">1 <text:s text:c="146"/>Intensité : 3</text:span></text:p>
      <text:p text:style-name="P4">Complexité : <text:span text:style-name="T2">1 <text:s text:c="141"/>Complexité : 2</text:span></text:p>
      <text:p text:style-name="P4">Amplitude : <text:span text:style-name="T2">1 <text:s text:c="142"/>Amplitude : 3</text:span></text:p>
      <text:p text:style-name="P4"/>
      <text:p text:style-name="P11">Niveau Maître</text:p>
      <text:p text:style-name="P4">Mouvement : <text:span text:style-name="T15">2 <text:s text:c="140"/></text:span>Mouvement : <text:span text:style-name="T1">3</text:span></text:p>
      <text:p text:style-name="P4">Intensité : <text:span text:style-name="T1">2 <text:s text:c="146"/>Intensité : 3</text:span></text:p>
      <text:p text:style-name="P4">Complexité : <text:span text:style-name="T18">1 <text:s text:c="140"/>Complexité : 3</text:span></text:p>
      <text:p text:style-name="P4">Amplitude : <text:span text:style-name="T1">2 <text:s text:c="141"/>Amplitude : 4</text:span></text:p>
      <text:p text:style-name="P10"/>
      <text:p text:style-name="P13">cf fiches Lesteplume et Invocateur pour le niveau Illustre Maî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09e00"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068926" officeooo:paragraph-rsid="00109e00"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109e00" officeooo:paragraph-rsid="00109e00"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35cm" svg:width="4.001cm" svg:height="4.001cm" draw:z-index="0"><draw:image xlink:href="Pictures/10000201000000FA000000FA6D670FDA97D357A2.png" xlink:type="simple" xlink:show="embed" xlink:actuate="onLoad"/></draw:frame>JDR La vallée de Hauteplume</text:p>
        <text:p text:style-name="MP2">Fiche de classe</text:p>
        <text:p text:style-name="MP3">Enchanteu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40S</meta:editing-duration>
    <meta:editing-cycles>10</meta:editing-cycles>
    <meta:generator>LibreOffice/5.2.7.2$Windows_x86 LibreOffice_project/2b7f1e640c46ceb28adf43ee075a6e8b8439ed10</meta:generator>
    <dc:date>2018-12-30T23:44:54.421000000</dc:date>
    <meta:document-statistic meta:table-count="0" meta:image-count="1" meta:object-count="0" meta:page-count="1" meta:paragraph-count="20" meta:word-count="246" meta:character-count="3031" meta:non-whitespace-character-count="1239"/>
    <meta:user-defined meta:name="Info 1"/>
    <meta:user-defined meta:name="Info 2"/>
    <meta:user-defined meta:name="Info 3"/>
    <meta:user-defined meta:name="Info 4"/>
  </office:meta>
</office:document-meta>
</file>